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d Official</text:p>
          </table:table-cell>
          <table:covered-table-cell table:number-columns-repeated="6" table:style-name="ce1"/>
          <table:table-cell table:style-name="ce1" office:value-type="string" calcext:value-type="string" table:number-columns-spanned="4" table:number-rows-spanned="1">
            <text:p>Red Modified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2">
          <table:table-cell table:style-name="ce2"/>
          <table:table-cell table:number-columns-repeated="4"/>
          <table:table-cell table:style-name="ce2" office:value-type="string" calcext:value-type="string">
            <text:p>Offset From</text:p>
            <text:p>Red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style-name="ce2" office:value-type="string" calcext:value-type="string">
            <text:p>Offset From</text:p>
            <text:p>Red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.68" calcext:value-type="float">
            <text:p>593.68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120°</text:p>
          </table:table-cell>
          <table:table-cell table:formula="of:=[.B$6]-[.B4]-1.5" office:value-type="float" office:value="57.5500000000001" calcext:value-type="float">
            <text:p>57.5500000000001</text:p>
          </table:table-cell>
          <table:table-cell table:formula="of:=[.C$11]-[.C4]" office:value-type="float" office:value="151.94" calcext:value-type="float">
            <text:p>151.94</text:p>
          </table:table-cell>
          <table:table-cell table:number-columns-repeated="2"/>
          <table:table-cell table:formula="of:=[.B$6]-[.H4]-1.5" office:value-type="float" office:value="651.23" calcext:value-type="float">
            <text:p>651.23</text:p>
          </table:table-cell>
          <table:table-cell table:formula="of:=[.C$11]-[.I4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.21" calcext:value-type="float">
            <text:p>637.21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120°</text:p>
          </table:table-cell>
          <table:table-cell table:formula="of:=[.B$6]-[.B5]-1.5" office:value-type="float" office:value="14.02" calcext:value-type="float">
            <text:p>14.02</text:p>
          </table:table-cell>
          <table:table-cell table:formula="of:=[.C$11]-[.C5]" office:value-type="float" office:value="126.83" calcext:value-type="float">
            <text:p>126.83</text:p>
          </table:table-cell>
          <table:table-cell table:number-columns-repeated="2"/>
          <table:table-cell table:formula="of:=[.B$6]-[.H5]-1.5" office:value-type="float" office:value="651.23" calcext:value-type="float">
            <text:p>651.23</text:p>
          </table:table-cell>
          <table:table-cell table:formula="of:=[.C$11]-[.I5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2.73" calcext:value-type="float">
            <text:p>652.73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180°</text:p>
          </table:table-cell>
          <table:table-cell table:formula="of:=[.B$6]-[.B6]-1.5" office:value-type="float" office:value="-1.5" calcext:value-type="float">
            <text:p>-1.5</text:p>
          </table:table-cell>
          <table:table-cell table:formula="of:=[.C$11]-[.C6]" office:value-type="float" office:value="-34.55" calcext:value-type="float">
            <text:p>-34.55</text:p>
          </table:table-cell>
          <table:table-cell table:number-columns-repeated="2"/>
          <table:table-cell table:formula="of:=[.B$6]-[.H6]-1.5" office:value-type="float" office:value="651.23" calcext:value-type="float">
            <text:p>651.23</text:p>
          </table:table-cell>
          <table:table-cell table:formula="of:=[.C$11]-[.I6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2.73" calcext:value-type="float">
            <text:p>652.73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180°</text:p>
          </table:table-cell>
          <table:table-cell table:formula="of:=[.B$6]-[.B7]-1.5" office:value-type="float" office:value="-1.5" calcext:value-type="float">
            <text:p>-1.5</text:p>
          </table:table-cell>
          <table:table-cell table:formula="of:=[.C$11]-[.C7]" office:value-type="float" office:value="-56.8" calcext:value-type="float">
            <text:p>-56.8</text:p>
          </table:table-cell>
          <table:table-cell table:number-columns-repeated="2"/>
          <table:table-cell table:formula="of:=[.B$6]-[.H7]-1.5" office:value-type="float" office:value="651.23" calcext:value-type="float">
            <text:p>651.23</text:p>
          </table:table-cell>
          <table:table-cell table:formula="of:=[.C$11]-[.I7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8.77" calcext:value-type="float">
            <text:p>578.77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270°</text:p>
          </table:table-cell>
          <table:table-cell table:formula="of:=[.B$6]-[.B8]-1.5" office:value-type="float" office:value="72.46" calcext:value-type="float">
            <text:p>72.46</text:p>
          </table:table-cell>
          <table:table-cell table:formula="of:=[.C$11]-[.C8]" office:value-type="float" office:value="-161.38" calcext:value-type="float">
            <text:p>-161.38</text:p>
          </table:table-cell>
          <table:table-cell table:number-columns-repeated="2"/>
          <table:table-cell table:formula="of:=[.B$6]-[.H8]-1.5" office:value-type="float" office:value="651.23" calcext:value-type="float">
            <text:p>651.23</text:p>
          </table:table-cell>
          <table:table-cell table:formula="of:=[.C$11]-[.I8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8.69" calcext:value-type="float">
            <text:p>468.69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0°</text:p>
          </table:table-cell>
          <table:table-cell table:formula="of:=[.B$6]-[.B9]-1.5" office:value-type="float" office:value="182.54" calcext:value-type="float">
            <text:p>182.54</text:p>
          </table:table-cell>
          <table:table-cell table:formula="of:=[.C$11]-[.C9]" office:value-type="float" office:value="15.43" calcext:value-type="float">
            <text:p>15.43</text:p>
          </table:table-cell>
          <table:table-cell table:number-columns-repeated="2"/>
          <table:table-cell table:formula="of:=[.B$6]-[.H9]-1.5" office:value-type="float" office:value="651.23" calcext:value-type="float">
            <text:p>651.23</text:p>
          </table:table-cell>
          <table:table-cell table:formula="of:=[.C$11]-[.I9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8.69" calcext:value-type="float">
            <text:p>468.69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°</text:p>
          </table:table-cell>
          <table:table-cell table:formula="of:=[.B$6]-[.B10]-1.5" office:value-type="float" office:value="182.54" calcext:value-type="float">
            <text:p>182.54</text:p>
          </table:table-cell>
          <table:table-cell table:formula="of:=[.C$11]-[.C10]" office:value-type="float" office:value="-15.48" calcext:value-type="float">
            <text:p>-15.48</text:p>
          </table:table-cell>
          <table:table-cell table:number-columns-repeated="2"/>
          <table:table-cell table:formula="of:=[.B$6]-[.H10]-1.5" office:value-type="float" office:value="651.23" calcext:value-type="float">
            <text:p>651.23</text:p>
          </table:table-cell>
          <table:table-cell table:formula="of:=[.C$11]-[.I10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1.74" calcext:value-type="float">
            <text:p>441.74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0°</text:p>
          </table:table-cell>
          <table:table-cell table:formula="of:=[.B$6]-[.B11]-1.5" office:value-type="float" office:value="209.49" calcext:value-type="float">
            <text:p>209.49</text:p>
          </table:table-cell>
          <table:table-cell table:formula="of:=[.C$11]-[.C11]" office:value-type="float" office:value="0" calcext:value-type="float">
            <text:p>0</text:p>
          </table:table-cell>
          <table:table-cell table:number-columns-repeated="2"/>
          <table:table-cell table:formula="of:=[.B$6]-[.H11]-1.5" office:value-type="float" office:value="651.23" calcext:value-type="float">
            <text:p>651.23</text:p>
          </table:table-cell>
          <table:table-cell table:formula="of:=[.C$11]-[.I11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Blue Official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Blue Modified</text:p>
          </table:table-cell>
          <table:covered-table-cell table:number-columns-repeated="3" table:style-name="ce2"/>
          <table:table-cell table:style-name="ce1" table:number-columns-repeated="1013"/>
        </table:table-row>
        <table:table-row table:style-name="ro2">
          <table:table-cell table:style-name="ce2" table:number-columns-repeated="5"/>
          <table:table-cell table:style-name="ce2" office:value-type="string" calcext:value-type="string">
            <text:p>Offset From</text:p>
            <text:p>Blue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style-name="ce2" table:number-columns-repeated="4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4"/>
          <table:table-cell table:style-name="ce1"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270°</text:p>
          </table:table-cell>
          <table:table-cell table:formula="of:=[.B16]" office:value-type="float" office:value="72.5" calcext:value-type="float">
            <text:p>72.5</text:p>
          </table:table-cell>
          <table:table-cell table:formula="of:=[.C$21]-[.C16]" office:value-type="float" office:value="-161.38" calcext:value-type="float">
            <text:p>-161.38</text:p>
          </table:table-cell>
          <table:table-cell table:number-columns-repeated="2"/>
          <table:table-cell table:formula="of:=[.H16]" office:value-type="float" office:value="0" calcext:value-type="float">
            <text:p>0</text:p>
          </table:table-cell>
          <table:table-cell table:formula="of:=[.C$21]-[.I16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0°</text:p>
          </table:table-cell>
          <table:table-cell table:formula="of:=[.B17]" office:value-type="float" office:value="-1.5" calcext:value-type="float">
            <text:p>-1.5</text:p>
          </table:table-cell>
          <table:table-cell table:formula="of:=[.C$21]-[.C17]" office:value-type="float" office:value="-56.8" calcext:value-type="float">
            <text:p>-56.8</text:p>
          </table:table-cell>
          <table:table-cell table:number-columns-repeated="2"/>
          <table:table-cell table:formula="of:=[.H17]" office:value-type="float" office:value="0" calcext:value-type="float">
            <text:p>0</text:p>
          </table:table-cell>
          <table:table-cell table:formula="of:=[.C$21]-[.I17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0°</text:p>
          </table:table-cell>
          <table:table-cell table:formula="of:=[.B18]" office:value-type="float" office:value="-1.5" calcext:value-type="float">
            <text:p>-1.5</text:p>
          </table:table-cell>
          <table:table-cell table:formula="of:=[.C$21]-[.C18]" office:value-type="float" office:value="-34.55" calcext:value-type="float">
            <text:p>-34.55</text:p>
          </table:table-cell>
          <table:table-cell table:number-columns-repeated="2"/>
          <table:table-cell table:formula="of:=[.H18]" office:value-type="float" office:value="0" calcext:value-type="float">
            <text:p>0</text:p>
          </table:table-cell>
          <table:table-cell table:formula="of:=[.C$21]-[.I18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02" calcext:value-type="float">
            <text:p>14.02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60°</text:p>
          </table:table-cell>
          <table:table-cell table:formula="of:=[.B19]" office:value-type="float" office:value="14.02" calcext:value-type="float">
            <text:p>14.02</text:p>
          </table:table-cell>
          <table:table-cell table:formula="of:=[.C$21]-[.C19]" office:value-type="float" office:value="126.83" calcext:value-type="float">
            <text:p>126.83</text:p>
          </table:table-cell>
          <table:table-cell table:number-columns-repeated="2"/>
          <table:table-cell table:formula="of:=[.H19]" office:value-type="float" office:value="0" calcext:value-type="float">
            <text:p>0</text:p>
          </table:table-cell>
          <table:table-cell table:formula="of:=[.C$21]-[.I19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54" calcext:value-type="float">
            <text:p>57.54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60°</text:p>
          </table:table-cell>
          <table:table-cell table:formula="of:=[.B20]" office:value-type="float" office:value="57.54" calcext:value-type="float">
            <text:p>57.54</text:p>
          </table:table-cell>
          <table:table-cell table:formula="of:=[.C$21]-[.C20]" office:value-type="float" office:value="151.94" calcext:value-type="float">
            <text:p>151.94</text:p>
          </table:table-cell>
          <table:table-cell table:number-columns-repeated="2"/>
          <table:table-cell table:formula="of:=[.H20]" office:value-type="float" office:value="0" calcext:value-type="float">
            <text:p>0</text:p>
          </table:table-cell>
          <table:table-cell table:formula="of:=[.C$21]-[.I20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9.48" calcext:value-type="float">
            <text:p>209.48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°</text:p>
          </table:table-cell>
          <table:table-cell table:formula="of:=[.B21]" office:value-type="float" office:value="209.48" calcext:value-type="float">
            <text:p>209.48</text:p>
          </table:table-cell>
          <table:table-cell table:formula="of:=[.C$21]-[.C21]" office:value-type="float" office:value="0" calcext:value-type="float">
            <text:p>0</text:p>
          </table:table-cell>
          <table:table-cell table:number-columns-repeated="2"/>
          <table:table-cell table:formula="of:=[.H21]" office:value-type="float" office:value="0" calcext:value-type="float">
            <text:p>0</text:p>
          </table:table-cell>
          <table:table-cell table:formula="of:=[.C$21]-[.I21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.73" calcext:value-type="float">
            <text:p>182.73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0°</text:p>
          </table:table-cell>
          <table:table-cell table:formula="of:=[.B22]" office:value-type="float" office:value="182.73" calcext:value-type="float">
            <text:p>182.73</text:p>
          </table:table-cell>
          <table:table-cell table:formula="of:=[.C$21]-[.C22]" office:value-type="float" office:value="-15.48" calcext:value-type="float">
            <text:p>-15.48</text:p>
          </table:table-cell>
          <table:table-cell table:number-columns-repeated="2"/>
          <table:table-cell table:formula="of:=[.H22]" office:value-type="float" office:value="0" calcext:value-type="float">
            <text:p>0</text:p>
          </table:table-cell>
          <table:table-cell table:formula="of:=[.C$21]-[.I22]" office:value-type="float" office:value="161.62" calcext:value-type="float">
            <text:p>161.62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.73" calcext:value-type="float">
            <text:p>182.73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0°</text:p>
          </table:table-cell>
          <table:table-cell table:formula="of:=[.B23]" office:value-type="float" office:value="182.73" calcext:value-type="float">
            <text:p>182.73</text:p>
          </table:table-cell>
          <table:table-cell table:formula="of:=[.C$21]-[.C23]" office:value-type="float" office:value="15.43" calcext:value-type="float">
            <text:p>15.43</text:p>
          </table:table-cell>
          <table:table-cell table:number-columns-repeated="2"/>
          <table:table-cell table:formula="of:=[.H23]" office:value-type="float" office:value="0" calcext:value-type="float">
            <text:p>0</text:p>
          </table:table-cell>
          <table:table-cell table:formula="of:=[.C$21]-[.I23]" office:value-type="float" office:value="161.62" calcext:value-type="float">
            <text:p>161.6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20:24:33.860000000</meta:creation-date>
    <dc:date>2024-02-29T21:46:49.408000000</dc:date>
    <meta:editing-duration>PT1H15M14S</meta:editing-duration>
    <meta:editing-cycles>11</meta:editing-cycles>
    <meta:generator>LibreOffice/7.0.2.2$Windows_X86_64 LibreOffice_project/8349ace3c3162073abd90d81fd06dcfb6b36b994</meta:generator>
    <meta:print-date>2024-02-29T21:45:38.231000000</meta:print-date>
    <meta:document-statistic meta:table-count="1" meta:cell-count="172" meta:object-count="0"/>
  </office:meta>
</office:document-meta>
</file>